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1.075cm" fo:min-width="1.714cm"/>
    </style:style>
  </office:automatic-styles>
  <office:body>
    <office:drawing>
      <draw:page draw:name="page1" draw:style-name="dp1" draw:master-page-name="Default">
        <draw:g>
          <draw:glue-point draw:id="4" svg:x="-5.005cm" svg:y="-0.084cm"/>
          <draw:glue-point draw:id="5" svg:x="-0.463cm" svg:y="5.005cm"/>
          <draw:glue-point draw:id="6" svg:x="4.995cm" svg:y="-0.873cm"/>
          <draw:glue-point draw:id="7" svg:x="-0.809cm" svg:y="-4.996cm"/>
          <draw:glue-point draw:id="8" svg:x="0.086cm" svg:y="0.036cm"/>
          <draw:path draw:style-name="gr1" draw:layer="layout" svg:width="2.959cm" svg:height="2.024cm" svg:x="0cm" svg:y="0cm" svg:viewBox="0 0 2960 2025" svg:d="m649 582c-249-15-702 147-644 485 58 339 380 397 512 309s-205 456 440 603c644 147 966-88 879-264s571 397 878 73-322-633-190-588c132 44 542-15 410-574s-1318-133-1186-206-205-485-601-411c-410 87-439 219-483 543z">
            <text:p/>
          </draw:path>
          <draw:frame draw:style-name="gr2" draw:layer="layout" svg:width="1.714cm" svg:height="1.075cm" svg:x="0.729cm" svg:y="0.516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Network - Cloud</dc:title>
    <meta:creation-date>2011-02-07T17:12:12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